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00000002001549236EB9344F3.png" manifest:media-type="image/png"/>
  <manifest:file-entry manifest:full-path="Pictures/100002010000002000000020BBAE1F13B70C857A.png" manifest:media-type="image/png"/>
  <manifest:file-entry manifest:full-path="Pictures/100002010000002000000020EFE514E0F361B7D9.png" manifest:media-type="image/png"/>
  <manifest:file-entry manifest:full-path="Pictures/1000020100000020000000203DD42DE03DC81F4D.png" manifest:media-type="image/png"/>
  <manifest:file-entry manifest:full-path="Pictures/1000020100000020000000204708CF408E79B2B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Yanone Kaffeesatz Bold" svg:font-family="'Yanone Kaffeesatz Bold'" style:font-adornments="Gras" style:font-family-generic="modern" style:font-pitch="variable"/>
    <style:font-face style:name="Yanone Kaffeesatz Light" svg:font-family="'Yanone Kaffeesatz Light'" style:font-adornments="Maigre" style:font-family-generic="modern" style:font-pitch="variable"/>
    <style:font-face style:name="Yanone Kaffeesatz Regular" svg:font-family="'Yanone Kaffeesatz Regular'" style:font-adornments="Normal" style:font-family-generic="modern" style:font-pitch="variable"/>
    <style:font-face style:name="Arial1" svg:font-family="Arial" style:font-family-generic="swiss" style:font-pitch="variable"/>
    <style:font-face style:name="Arial2"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3.012cm" fo:margin-top="0cm" fo:margin-bottom="0.199cm" table:align="right"/>
    </style:style>
    <style:style style:name="Tableau1.A" style:family="table-column">
      <style:table-column-properties style:column-width="2.261cm"/>
    </style:style>
    <style:style style:name="Tableau1.B" style:family="table-column">
      <style:table-column-properties style:column-width="4.473cm"/>
    </style:style>
    <style:style style:name="Tableau1.C" style:family="table-column">
      <style:table-column-properties style:column-width="2.693cm"/>
    </style:style>
    <style:style style:name="Tableau1.D" style:family="table-column">
      <style:table-column-properties style:column-width="3.584cm"/>
    </style:style>
    <style:style style:name="Tableau1.A1" style:family="table-cell">
      <style:table-cell-properties fo:background-color="#e6e6e6" fo:padding="0.097cm" fo:border="none">
        <style:background-image/>
      </style:table-cell-properties>
    </style:style>
    <style:style style:name="Tableau2" style:family="table">
      <style:table-properties style:width="16.251cm" table:align="margins"/>
    </style:style>
    <style:style style:name="Tableau2.A" style:family="table-column">
      <style:table-column-properties style:column-width="8.126cm" style:rel-column-width="32768*"/>
    </style:style>
    <style:style style:name="Tableau2.B" style:family="table-column">
      <style:table-column-properties style:column-width="8.124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left="none" fo:border-right="0.05pt solid #000000" fo:border-top="0.05pt solid #000000" fo:border-bottom="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none" fo:border-right="0.05pt solid #000000" fo:border-top="none" fo:border-bottom="0.05pt solid #000000"/>
    </style:style>
    <style:style style:name="Tableau3" style:family="table">
      <style:table-properties style:width="13.012cm" fo:margin-top="0cm" fo:margin-bottom="0.199cm" table:align="right"/>
    </style:style>
    <style:style style:name="Tableau3.A" style:family="table-column">
      <style:table-column-properties style:column-width="2.261cm"/>
    </style:style>
    <style:style style:name="Tableau3.B" style:family="table-column">
      <style:table-column-properties style:column-width="4.473cm"/>
    </style:style>
    <style:style style:name="Tableau3.C" style:family="table-column">
      <style:table-column-properties style:column-width="2.693cm"/>
    </style:style>
    <style:style style:name="Tableau3.D" style:family="table-column">
      <style:table-column-properties style:column-width="3.584cm"/>
    </style:style>
    <style:style style:name="Tableau3.A1" style:family="table-cell">
      <style:table-cell-properties fo:background-color="#e6e6e6" fo:padding="0.097cm" fo:border="none">
        <style:background-image/>
      </style:table-cell-properties>
    </style:style>
    <style:style style:name="Tableau4" style:family="table">
      <style:table-properties style:width="16.251cm" table:align="margins"/>
    </style:style>
    <style:style style:name="Tableau4.A" style:family="table-column">
      <style:table-column-properties style:column-width="5.417cm" style:rel-column-width="21845*"/>
    </style:style>
    <style:style style:name="Tableau4.B" style:family="table-column">
      <style:table-column-properties style:column-width="5.417cm" style:rel-column-width="21846*"/>
    </style:style>
    <style:style style:name="Tableau4.C" style:family="table-column">
      <style:table-column-properties style:column-width="5.417cm" style:rel-column-width="21844*"/>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style:vertical-align="middle" fo:padding="0.097cm" fo:border-left="none" fo:border-right="0.05pt solid #000000" fo:border-top="none" fo:border-bottom="0.05pt solid #000000"/>
    </style:style>
    <style:style style:name="Tableau4.C4" style:family="table-cell">
      <style:table-cell-properties fo:padding="0.097cm" fo:border-left="none" fo:border-right="0.05pt solid #000000" fo:border-top="none" fo:border-bottom="0.05pt solid #000000"/>
    </style:style>
    <style:style style:name="P1" style:family="paragraph" style:parent-style-name="Header">
      <style:text-properties officeooo:paragraph-rsid="000a9c0b"/>
    </style:style>
    <style:style style:name="P2" style:family="paragraph" style:parent-style-name="Paragraphe">
      <style:text-properties fo:font-style="italic" style:font-style-asian="italic" style:font-style-complex="italic"/>
    </style:style>
    <style:style style:name="P3" style:family="paragraph" style:parent-style-name="Paragraphe">
      <style:paragraph-properties>
        <style:tab-stops>
          <style:tab-stop style:position="2.044cm"/>
        </style:tab-stops>
      </style:paragraph-properties>
    </style:style>
    <style:style style:name="P4" style:family="paragraph" style:parent-style-name="Paragraphe">
      <style:paragraph-properties fo:margin-left="3.247cm" fo:margin-right="0cm" fo:text-indent="0cm" style:auto-text-indent="false"/>
      <style:text-properties fo:font-style="italic" style:font-style-asian="italic" style:font-style-complex="italic"/>
    </style:style>
    <style:style style:name="P5" style:family="paragraph" style:parent-style-name="Table_20_Contents">
      <style:paragraph-properties fo:text-align="justify" style:justify-single-word="false"/>
      <style:text-properties style:font-name="Arial2"/>
    </style:style>
    <style:style style:name="P6" style:family="paragraph" style:parent-style-name="Paragraphe">
      <style:paragraph-properties fo:margin-left="0cm" fo:margin-right="0cm" fo:text-indent="0cm" style:auto-text-indent="false"/>
    </style:style>
    <style:style style:name="P7" style:family="paragraph" style:parent-style-name="Cadre_5f_Paragraphe">
      <style:text-properties officeooo:rsid="000e8252"/>
    </style:style>
    <style:style style:name="P8" style:family="paragraph" style:parent-style-name="Cadre_5f_Paragraphe">
      <style:text-properties officeooo:rsid="000e8252" officeooo:paragraph-rsid="000e8252"/>
    </style:style>
    <style:style style:name="P9" style:family="paragraph" style:parent-style-name="Cadre_5f_Paragraphe">
      <style:text-properties officeooo:paragraph-rsid="001050bd"/>
    </style:style>
    <style:style style:name="P10" style:family="paragraph" style:parent-style-name="Heading_20_5" style:list-style-name="L6">
      <style:text-properties officeooo:paragraph-rsid="0010d05d"/>
    </style:style>
    <style:style style:name="P11" style:family="paragraph" style:parent-style-name="Heading_20_5">
      <style:text-properties officeooo:paragraph-rsid="000d09e1"/>
    </style:style>
    <style:style style:name="P12" style:family="paragraph" style:parent-style-name="Paragraphe" style:list-style-name="L1"/>
    <style:style style:name="P13" style:family="paragraph" style:parent-style-name="Paragraphe" style:list-style-name="L1">
      <style:text-properties fo:font-style="normal" style:font-style-asian="normal" style:font-style-complex="normal"/>
    </style:style>
    <style:style style:name="P14" style:family="paragraph" style:parent-style-name="Paragraphe" style:list-style-name="L2"/>
    <style:style style:name="P15" style:family="paragraph" style:parent-style-name="Paragraphe" style:list-style-name="L2">
      <style:text-properties officeooo:paragraph-rsid="0010d05d"/>
    </style:style>
    <style:style style:name="P16" style:family="paragraph" style:parent-style-name="Paragraphe" style:list-style-name="L2">
      <style:text-properties fo:font-weight="bold" officeooo:rsid="0010d05d" officeooo:paragraph-rsid="0010d05d" style:font-weight-asian="bold" style:font-weight-complex="bold"/>
    </style:style>
    <style:style style:name="P17" style:family="paragraph" style:parent-style-name="Paragraphe" style:list-style-name="L3"/>
    <style:style style:name="P18" style:family="paragraph" style:parent-style-name="Paragraphe" style:list-style-name="L4"/>
    <style:style style:name="P19" style:family="paragraph" style:parent-style-name="Paragraphe" style:list-style-name="L5"/>
    <style:style style:name="P20" style:family="paragraph" style:parent-style-name="Paragraphe" style:list-style-name="L6">
      <style:text-properties officeooo:paragraph-rsid="0010d05d"/>
    </style:style>
    <style:style style:name="P21" style:family="paragraph" style:parent-style-name="Paragraphe" style:list-style-name="L2">
      <style:paragraph-properties fo:margin-left="0cm" fo:margin-right="0cm" fo:text-indent="0cm" style:auto-text-indent="false"/>
    </style:style>
    <style:style style:name="P22" style:family="paragraph" style:parent-style-name="Paragraphe" style:list-style-name="L6">
      <style:paragraph-properties fo:margin-left="0cm" fo:margin-right="0cm" fo:text-align="center" style:justify-single-word="false" fo:text-indent="0cm" style:auto-text-indent="false"/>
      <style:text-properties fo:font-weight="bold" officeooo:rsid="0010d05d" officeooo:paragraph-rsid="0010d05d" style:font-weight-asian="bold" style:font-weight-complex="bold"/>
    </style:style>
    <style:style style:name="P23" style:family="paragraph" style:parent-style-name="Paragraphe" style:list-style-name="L6">
      <style:paragraph-properties fo:margin-left="0cm" fo:margin-right="0cm" fo:text-align="center" style:justify-single-word="false" fo:text-indent="0cm" style:auto-text-indent="false"/>
      <style:text-properties officeooo:rsid="0010d05d" officeooo:paragraph-rsid="0010d05d"/>
    </style:style>
    <style:style style:name="P24" style:family="paragraph" style:parent-style-name="Paragraphe" style:list-style-name="L6">
      <loext:graphic-properties draw:fill="none"/>
      <style:paragraph-properties fo:margin-left="0cm" fo:margin-right="0cm" fo:margin-top="0cm" fo:margin-bottom="0.199cm" loext:contextual-spacing="false" fo:text-align="center" style:justify-single-word="false" fo:text-indent="0cm" style:auto-text-indent="false" fo:background-color="transparent" text:number-lines="true" text:line-number="0"/>
      <style:text-properties fo:font-weight="bold" officeooo:rsid="0010d05d" officeooo:paragraph-rsid="0010d05d" style:font-weight-asian="bold" style:font-weight-complex="bold"/>
    </style:style>
    <style:style style:name="P25" style:family="paragraph" style:parent-style-name="Paragraphe" style:list-style-name="L6">
      <loext:graphic-properties draw:fill="none"/>
      <style:paragraph-properties fo:margin-left="0.199cm" fo:margin-right="0cm" fo:margin-top="0cm" fo:margin-bottom="0.199cm" loext:contextual-spacing="false" fo:text-align="center" style:justify-single-word="false" fo:text-indent="-0.101cm" style:auto-text-indent="false" fo:background-color="transparent" text:number-lines="true" text:line-number="0"/>
      <style:text-properties fo:font-weight="bold" officeooo:rsid="0010d05d" officeooo:paragraph-rsid="0010d05d" style:font-weight-asian="bold" style:font-weight-complex="bold"/>
    </style:style>
    <style:style style:name="P26" style:family="paragraph" style:parent-style-name="Cadre_5f_Titre">
      <style:text-properties officeooo:paragraph-rsid="000e8252"/>
    </style:style>
    <style:style style:name="P27" style:family="paragraph" style:parent-style-name="Heading_20_3">
      <style:paragraph-properties fo:break-before="page"/>
    </style:style>
    <style:style style:name="P28" style:family="paragraph" style:parent-style-name="Heading_20_2" style:master-page-name="Standard">
      <style:paragraph-properties style:page-number="auto"/>
    </style:style>
    <style:style style:name="P29" style:family="paragraph" style:parent-style-name="Heading_20_2">
      <style:paragraph-properties fo:break-before="page"/>
    </style:style>
    <style:style style:name="T1" style:family="text">
      <style:text-properties style:font-name="Arial"/>
    </style:style>
    <style:style style:name="T2" style:family="text">
      <style:text-properties style:font-name="Arial" fo:font-size="10.5pt" style:font-size-asian="10.5pt"/>
    </style:style>
    <style:style style:name="T3" style:family="text">
      <style:text-properties officeooo:rsid="00125c4f"/>
    </style:style>
    <style:style style:name="T4" style:family="text">
      <style:text-properties officeooo:rsid="0012bacf"/>
    </style:style>
    <style:style style:name="T5" style:family="text">
      <style:text-properties officeooo:rsid="000a9c0b"/>
    </style:style>
    <style:style style:name="T6" style:family="text">
      <style:text-properties fo:font-style="italic" style:font-style-asian="italic" style:font-style-complex="italic"/>
    </style:style>
    <style:style style:name="T7" style:family="text">
      <style:text-properties fo:font-style="italic" officeooo:rsid="000bcbcf"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officeooo:rsid="000bcbcf"/>
    </style:style>
    <style:style style:name="T11" style:family="text">
      <style:text-properties officeooo:rsid="000d09e1"/>
    </style:style>
    <style:style style:name="T12" style:family="text">
      <style:text-properties officeooo:rsid="000e8252"/>
    </style:style>
    <style:style style:name="T13" style:family="text">
      <style:text-properties officeooo:rsid="001045e9"/>
    </style:style>
    <style:style style:name="T14" style:family="text">
      <style:text-properties officeooo:rsid="0010d05d"/>
    </style:style>
    <style:style style:name="fr1" style:family="graphic" style:parent-style-name="Cadre_5f_Note">
      <style:graphic-properties style:horizontal-pos="from-left" style:horizontal-rel="paragraph"/>
    </style:style>
    <style:style style:name="fr2" style:family="graphic" style:parent-style-name="Cadre_5f_Aide">
      <style:graphic-properties style:vertical-pos="top" style:vertical-rel="paragraph-content" style:horizontal-pos="from-left" style:horizontal-rel="paragraph"/>
    </style:style>
    <style:style style:name="fr3" style:family="graphic" style:parent-style-name="Cadre_5f_Conseil">
      <style:graphic-properties style:vertical-pos="from-top" style:vertical-rel="paragraph" style:horizontal-pos="from-left" style:horizontal-rel="paragraph"/>
    </style:style>
    <style:style style:name="fr4" style:family="graphic" style:parent-style-name="Frame">
      <style:graphic-properties fo:margin-left="0cm" fo:margin-right="0cm" fo:margin-top="0.4cm" fo:margin-bottom="0.4cm" style:wrap="none" style:vertical-pos="top" style:vertical-rel="paragraph-content" style:horizontal-pos="from-left" style:horizontal-rel="paragraph" fo:padding="0.049cm" fo:border="0.26pt solid #000000" style:shadow="none" draw:shadow-opacity="100%"/>
    </style:style>
    <style:style style:name="fr5" style:family="graphic" style:parent-style-name="Cadre_5f_Aide">
      <style:graphic-properties style:vertical-pos="from-top" style:vertical-rel="paragraph" style:horizontal-pos="from-left" style:horizontal-rel="paragraph"/>
    </style:style>
    <style:style style:name="fr6" style:family="graphic" style:parent-style-name="Cadre_5f_Conseil">
      <style:graphic-properties style:vertical-pos="top" style:vertical-rel="paragraph-content" style:horizontal-pos="from-left" style:horizontal-rel="paragraph"/>
    </style:style>
    <text:list-style style:name="L1">
      <text:list-level-style-number text:level="1"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5">
      <text:list-level-style-number text:level="1" text:style-name="Numbering_20_Symbols" style:num-suffix="." style:num-format="1" text:start-value="15">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Cas d’Utilisation : </text:h>
      <text:h text:style-name="Heading_20_3" text:outline-level="3">Description Essentielle</text:h>
      <text:h text:style-name="Heading_20_4" text:outline-level="4">Sommaire</text:h>
      <text:p text:style-name="P3"><text:span text:style-name="T9">Titre </text:span>: <text:tab/>Le titre du cas d’utilisation</text:p>
      <text:p text:style-name="P3"><text:span text:style-name="T9">Acteurs </text:span>: <text:tab/>Acteur1 (principal|secondaire), Acteur2 (principal|secondaire)</text:p>
      <text:p text:style-name="P3"><text:span text:style-name="T9">Résumé </text:span>: <text:tab/>Résumez en deux ou trois lignes en quoi consiste le cas d’utilisation. Vérifiez surtout que ce résumé reflète fidèlement ce qui est décrit dans les scénarios.</text:p>
      <text:p text:style-name="P3"><text:span text:style-name="T9">Fiche </text:span>: <text:tab/>Description Essentielle</text:p>
      <text:p text:style-name="P3"><text:span text:style-name="T9">Métadonnées </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Création :</text:p>
          </table:table-cell>
          <table:table-cell table:style-name="Tableau1.A1" office:value-type="string">
            <text:p text:style-name="P5"/>
          </table:table-cell>
          <table:table-cell table:style-name="Tableau1.A1" office:value-type="string">
            <text:p text:style-name="P5">Responsable :</text:p>
          </table:table-cell>
          <table:table-cell table:style-name="Tableau1.A1" office:value-type="string">
            <text:p text:style-name="P5"/>
          </table:table-cell>
        </table:table-row>
        <table:table-row>
          <table:table-cell table:style-name="Tableau1.A1" office:value-type="string">
            <text:p text:style-name="P5">Modifiée le :</text:p>
          </table:table-cell>
          <table:table-cell table:style-name="Tableau1.A1" office:value-type="string">
            <text:p text:style-name="P5"/>
          </table:table-cell>
          <table:table-cell table:style-name="Tableau1.A1" office:value-type="string">
            <text:p text:style-name="P5">Version :</text:p>
          </table:table-cell>
          <table:table-cell table:style-name="Tableau1.A1" office:value-type="string">
            <text:p text:style-name="P5"/>
          </table:table-cell>
        </table:table-row>
      </table:table>
      <text:h text:style-name="Heading_20_4" text:outline-level="4">Enchaînements</text:h>
      <text:h text:style-name="Heading_20_5" text:outline-level="5">Préconditions</text:h>
      <text:p text:style-name="Paragraphe">Pour l’exécution de ce cas d’utilisation, les conditions suivantes doivent être vérifiées au préalable :</text:p>
      <text:list xml:id="list5398047602478459735" text:style-name="L1">
        <text:list-item>
          <text:p text:style-name="P13">...</text:p>
        </text:list-item>
        <text:list-item>
          <text:p text:style-name="P12">...</text:p>
        </text:list-item>
      </text:list>
      <text:h text:style-name="Heading_20_5" text:outline-level="5">Postconditions</text:h>
      <text:p text:style-name="Paragraphe">Pour l’exécution de ce CU, les conditions suivantes doivent être vérifiées <text:span text:style-name="T6">a posteriori</text:span> :</text:p>
      <text:list xml:id="list182652415669182" text:continue-list="list5398047602478459735" text:style-name="L1">
        <text:list-item text:start-value="1">
          <text:p text:style-name="P12">...</text:p>
        </text:list-item>
        <text:list-item>
          <text:p text:style-name="P13">…</text:p>
        </text:list-item>
      </text:list>
      <text:h text:style-name="Heading_20_5" text:outline-level="5">Enchaînement Nominal</text:h>
      <text:p text:style-name="Paragraphe">L’exécution nominale de ce cas d’utilisation s’effectuera selon le scénario suivant :</text:p>
      <table:table table:name="Tableau2" table:style-name="Tableau2">
        <table:table-column table:style-name="Tableau2.A"/>
        <table:table-column table:style-name="Tableau2.B"/>
        <table:table-row>
          <table:table-cell table:style-name="Tableau2.A1" office:value-type="string">
            <text:list xml:id="list4920838200928039659" text:style-name="L2">
              <text:list-header>
                <text:p text:style-name="P16">Acteur : ...</text:p>
              </text:list-header>
            </text:list>
          </table:table-cell>
          <table:table-cell table:style-name="Tableau2.B1" office:value-type="string">
            <text:list xml:id="list182652504865423" text:continue-numbering="true" text:style-name="L2">
              <text:list-header>
                <text:p text:style-name="P16">Système : ...</text:p>
              </text:list-header>
            </text:list>
          </table:table-cell>
        </table:table-row>
        <table:table-row>
          <table:table-cell table:style-name="Tableau2.A2" office:value-type="string">
            <text:list xml:id="list182653690810084" text:continue-numbering="true" text:style-name="L2">
              <text:list-item>
                <text:p text:style-name="P14">…</text:p>
              </text:list-item>
            </text:list>
          </table:table-cell>
          <table:table-cell table:style-name="Tableau2.B2" office:value-type="string">
            <text:list xml:id="list182653131328096" text:continue-numbering="true" text:style-name="L2">
              <text:list-header>
                <text:p text:style-name="P14"/>
              </text:list-header>
            </text:list>
          </table:table-cell>
        </table:table-row>
        <table:table-row>
          <table:table-cell table:style-name="Tableau2.A2" office:value-type="string">
            <text:list xml:id="list182652199904376" text:continue-numbering="true" text:style-name="L2">
              <text:list-header>
                <text:p text:style-name="P14"/>
              </text:list-header>
            </text:list>
          </table:table-cell>
          <table:table-cell table:style-name="Tableau2.B2" office:value-type="string">
            <text:list xml:id="list182653699833285" text:continue-numbering="true" text:style-name="L2">
              <text:list-item>
                <text:p text:style-name="P14">...</text:p>
              </text:list-item>
            </text:list>
          </table:table-cell>
        </table:table-row>
        <table:table-row>
          <table:table-cell table:style-name="Tableau2.A2" office:value-type="string">
            <text:list xml:id="list182652777141826" text:continue-numbering="true" text:style-name="L2">
              <text:list-header>
                <text:p text:style-name="P14"/>
              </text:list-header>
            </text:list>
          </table:table-cell>
          <table:table-cell table:style-name="Tableau2.B2" office:value-type="string">
            <text:list xml:id="list182653428225862" text:continue-numbering="true" text:style-name="L2">
              <text:list-item>
                <text:p text:style-name="P14">...</text:p>
              </text:list-item>
            </text:list>
          </table:table-cell>
        </table:table-row>
        <table:table-row>
          <table:table-cell table:style-name="Tableau2.A2" office:value-type="string">
            <text:list xml:id="list182652180170755" text:continue-numbering="true" text:style-name="L2">
              <text:list-item>
                <text:p text:style-name="P15">…</text:p>
              </text:list-item>
            </text:list>
          </table:table-cell>
          <table:table-cell table:style-name="Tableau2.B2" office:value-type="string">
            <text:list xml:id="list182653458459544" text:continue-numbering="true" text:style-name="L2">
              <text:list-header>
                <text:p text:style-name="P21"/>
              </text:list-header>
            </text:list>
          </table:table-cell>
        </table:table-row>
        <table:table-row>
          <table:table-cell table:style-name="Tableau2.A2" office:value-type="string">
            <text:list xml:id="list182652625311311" text:continue-numbering="true" text:style-name="L2">
              <text:list-item>
                <text:p text:style-name="P15">...</text:p>
              </text:list-item>
            </text:list>
          </table:table-cell>
          <table:table-cell table:style-name="Tableau2.B2" office:value-type="string">
            <text:list xml:id="list182653290995669" text:continue-numbering="true" text:style-name="L2">
              <text:list-header>
                <text:p text:style-name="P21"/>
              </text:list-header>
            </text:list>
          </table:table-cell>
        </table:table-row>
      </table:table>
      <text:p text:style-name="Paragraphe"><draw:frame draw:style-name="fr1" draw:name="Cadre12" text:anchor-type="paragraph" svg:x="1.199cm" svg:width="15cm" draw:z-index="1"><draw:text-box fo:min-height="2cm"><text:p text:style-name="Cadre_5f_Titre">Note</text:p><text:p text:style-name="Cadre_5f_Paragraphe">Les étapes, ou les actions d’acteurs secondaires, se déroulant en dehors du système n’ont pas à figurer explicitement dans les enchaînements. Aussi, il vaut mieux éviter les phrases mettant un acteur secondaire comme sujet, car elles risquent de laisser à penser qu’il manipule le système.</text:p></draw:text-box></draw:frame><text:soft-page-break/>Typiquement, l’exercice consiste à décomposer l’exécution du cas d’utilisation en étapes « atomiques » (c’est à dire non divisibles) dont on dresse une liste ordonnée dans le temps. Rédigez des phrases courtes et simples de la forme <text:span text:style-name="T6">sujet </text:span><text:span text:style-name="T7">(acteur ou « système »)</text:span><text:span text:style-name="T6"> + verbe + complément d’objet</text:span>. </text:p>
      <text:h text:style-name="Heading_20_5" text:outline-level="5">Enchaînements Alternatifs</text:h>
      <text:p text:style-name="Paragraphe"><text:span text:style-name="T9">A1</text:span> : <text:tab/>Nom de l’enchaînement</text:p>
      <text:list xml:id="list4826018056447461380" text:style-name="L3">
        <text:list-item>
          <text:p text:style-name="P17">point de départ sur l’enchaînement nominal</text:p>
        </text:list-item>
        <text:list-item>
          <text:p text:style-name="P17">action spécifique</text:p>
        </text:list-item>
        <text:list-item>
          <text:p text:style-name="P17">retour au point X de l’enchaînement nominal</text:p>
        </text:list-item>
      </text:list>
      <text:p text:style-name="Paragraphe"><text:span text:style-name="T9">A2</text:span> : <text:tab/>Nom de l’enchaînement</text:p>
      <text:list xml:id="list4249863482255619719" text:style-name="L4">
        <text:list-item>
          <text:p text:style-name="P18">point de départ sur l’enchaînement nominal</text:p>
        </text:list-item>
        <text:list-item>
          <text:p text:style-name="P18">etc.</text:p>
        </text:list-item>
      </text:list>
      <text:h text:style-name="Heading_20_5" text:outline-level="5"><draw:frame draw:style-name="fr1" draw:name="Cadre11" text:anchor-type="paragraph" svg:x="1.199cm" svg:width="15cm" draw:z-index="12"><draw:text-box fo:min-height="1.713cm"><text:p text:style-name="Cadre_5f_Titre">Note</text:p><text:p text:style-name="Cadre_5f_Paragraphe">Les <text:span text:style-name="T14">enchaînements alternatifs et exceptionnels sont aussi à présenter sous forme de tableau</text:span>.</text:p></draw:text-box></draw:frame>Enchaînements d’Erreurs / <text:span text:style-name="T5">Exceptionnels</text:span></text:h>
      <text:p text:style-name="Paragraphe"><text:span text:style-name="T9">E1</text:span> : <text:tab/>Nature de la défaillance</text:p>
      <text:list xml:id="list4832836186923792732" text:style-name="L5">
        <text:list-item>
          <text:p text:style-name="P19">point de départ sur l’enchaînement nominal</text:p>
        </text:list-item>
        <text:list-item>
          <text:p text:style-name="P19">action spécifique</text:p>
        </text:list-item>
        <text:list-item>
          <text:p text:style-name="P19">retour au point X de l’enchaînement nominal</text:p>
        </text:list-item>
      </text:list>
      <text:h text:style-name="Heading_20_4" text:outline-level="4">Commentaires</text:h>
      <text:p text:style-name="Paragraphe">Justifiez ici vos décisions relatives aux divers enchaînements alternatifs et d’exception, en expliquant les critères qui les ont guidés.</text:p>
      <text:p text:style-name="Paragraphe"><draw:frame draw:style-name="fr2" draw:name="Cadre3" text:anchor-type="paragraph" svg:x="1.199cm" svg:width="15cm" draw:z-index="3"><draw:text-box fo:min-height="2cm"><text:p text:style-name="Cadre_5f_Titre">Aide</text:p><text:p text:style-name="Cadre_5f_Paragraphe">Quelle différence faut-il voir entre enchaînements <text:span text:style-name="T6">alternatifs</text:span> et <text:span text:style-name="T6">d’exception</text:span> (appelés aussi «<text:span text:style-name="T6"> enchaînements d’erreurs </text:span>») ? Une façon de les distinguer est de considérer que les enchaînements alternatifs résultent de <text:span text:style-name="T6">choix</text:span>, peu fréquents mais <text:span text:style-name="T6">voulus</text:span>, alors que les enchaînements d’erreur sont dus à une <text:span text:style-name="T6">défaillance</text:span> du système ou à une <text:span text:style-name="T6">mauvaise manipulation</text:span> d’un acteur.</text:p></draw:text-box></draw:frame><draw:frame draw:style-name="fr3" draw:name="Cadre4" text:anchor-type="paragraph" svg:x="1.272cm" svg:y="3.209cm" svg:width="15cm" draw:z-index="9"><draw:text-box fo:min-height="2cm"><text:p text:style-name="Cadre_5f_Titre">Conseils</text:p><text:p text:style-name="P8">Par manque de temps, il est tentant de ne pas détailler les enchaînements alternatifs et-ou d’erreurs/exceptionnels. Ceci est fortement déconseillé car quel sera le comportement que programmeront (ou pas) les développeurs dans de telles situations. Aussi nous nous recommandons vivement d’identifier les enchaînements alternatifs et-ou d’erreurs/exceptionnels (même si les scénarios ne sont pas précisément détaillés).</text:p></draw:text-box></draw:frame></text:p>
      <text:p text:style-name="P26"/>
      <text:h text:style-name="P27" text:outline-level="3">Description Réelle</text:h>
      <text:h text:style-name="Heading_20_4" text:outline-level="4">Sommaire</text:h>
      <text:p text:style-name="P3"><text:span text:style-name="T9">Titre </text:span>: <text:tab/><text:span text:style-name="T6">Se reporter à la fiche de description essentielle</text:span></text:p>
      <text:p text:style-name="P3"><text:span text:style-name="T9">Acteurs </text:span>: <text:tab/><text:span text:style-name="T6">Se reporter à la fiche de description essentielle</text:span></text:p>
      <text:p text:style-name="Paragraphe"><text:span text:style-name="T9">Résumé </text:span>: </text:p>
      <text:p text:style-name="P4">Se reporter à la fiche de description essentielle.</text:p>
      <text:p text:style-name="P3"><text:span text:style-name="T9">Fiche </text:span>: <text:tab/>Description Réelle</text:p>
      <text:p text:style-name="P3"><text:span text:style-name="T9">Métadonnées </text:span>:</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5">Création :</text:p>
          </table:table-cell>
          <table:table-cell table:style-name="Tableau3.A1" office:value-type="string">
            <text:p text:style-name="P5"/>
          </table:table-cell>
          <table:table-cell table:style-name="Tableau3.A1" office:value-type="string">
            <text:p text:style-name="P5">Responsable :</text:p>
          </table:table-cell>
          <table:table-cell table:style-name="Tableau3.A1" office:value-type="string">
            <text:p text:style-name="P5"/>
          </table:table-cell>
        </table:table-row>
        <table:table-row>
          <table:table-cell table:style-name="Tableau3.A1" office:value-type="string">
            <text:p text:style-name="P5">Modifiée le :</text:p>
          </table:table-cell>
          <table:table-cell table:style-name="Tableau3.A1" office:value-type="string">
            <text:p text:style-name="P5"/>
          </table:table-cell>
          <table:table-cell table:style-name="Tableau3.A1" office:value-type="string">
            <text:p text:style-name="P5">Version :</text:p>
          </table:table-cell>
          <table:table-cell table:style-name="Tableau3.A1" office:value-type="string">
            <text:p text:style-name="P5"/>
          </table:table-cell>
        </table:table-row>
      </table:table>
      <text:h text:style-name="Heading_20_4" text:outline-level="4">Enchaînements</text:h>
      <text:h text:style-name="Heading_20_5" text:outline-level="5">Préconditions</text:h>
      <text:p text:style-name="P2">Se reporter à la fiche de description essentielle.</text:p>
      <text:h text:style-name="Heading_20_5" text:outline-level="5">Postconditions</text:h>
      <text:p text:style-name="P2">Se reporter à la fiche de description essentielle.</text:p>
      <text:h text:style-name="Heading_20_5" text:outline-level="5">Enchaînement Nominal</text:h>
      <text:p text:style-name="Paragraphe">La description réelle de l’enchaînement reprend les étapes de la description essentielle en montrant, sur le(s) prototype(s) d’interface de la section suivante <text:span text:style-name="T6">comment</text:span> l’acteur va les exécuter. Il faut donc faire attention à ce que la description du scénario réel reste cohérente avec celle de l’enchaînement essentiel d’une part, et avec le prototype d’IHM d’autre part.</text:p>
      <text:p text:style-name="Paragraphe">L’exécution nominale du cas d’utilisation se déroule selon les étapes suivantes :</text:p>
      <table:table table:name="Tableau4" table:style-name="Tableau4">
        <table:table-column table:style-name="Tableau4.A"/>
        <table:table-column table:style-name="Tableau4.B"/>
        <table:table-column table:style-name="Tableau4.C"/>
        <table:table-row>
          <table:table-cell table:style-name="Tableau4.A1" office:value-type="string">
            <text:list xml:id="list9073354771566389858" text:style-name="L6">
              <text:list-header>
                <text:p text:style-name="P22">Acteur : ...</text:p>
              </text:list-header>
            </text:list>
          </table:table-cell>
          <table:table-cell table:style-name="Tableau4.B1" office:value-type="string">
            <text:list xml:id="list182652241451524" text:continue-numbering="true" text:style-name="L6">
              <text:list-header>
                <text:p text:style-name="P25">Système : ...</text:p>
              </text:list-header>
            </text:list>
          </table:table-cell>
          <table:table-cell table:style-name="Tableau4.C1" office:value-type="string">
            <text:list xml:id="list182653842160305" text:continue-numbering="true" text:style-name="L6">
              <text:list-header>
                <text:p text:style-name="P24">Maquettes</text:p>
              </text:list-header>
            </text:list>
          </table:table-cell>
        </table:table-row>
        <table:table-row>
          <table:table-cell table:style-name="Tableau4.A2" office:value-type="string">
            <text:list xml:id="list182652440035818" text:continue-numbering="true" text:style-name="L6">
              <text:list-item>
                <text:p text:style-name="P20">…</text:p>
              </text:list-item>
            </text:list>
          </table:table-cell>
          <table:table-cell table:style-name="Tableau4.B2" office:value-type="string">
            <text:list xml:id="list182652664579672" text:continue-numbering="true" text:style-name="L6">
              <text:list-header>
                <text:p text:style-name="P20"/>
              </text:list-header>
            </text:list>
          </table:table-cell>
          <table:table-cell table:style-name="Tableau4.C2" table:number-rows-spanned="2" office:value-type="string">
            <text:list xml:id="list182652534247030" text:continue-numbering="true" text:style-name="L6">
              <text:list-header>
                <text:p text:style-name="P23">Maquette 1</text:p>
              </text:list-header>
            </text:list>
          </table:table-cell>
        </table:table-row>
        <table:table-row>
          <table:table-cell table:style-name="Tableau4.A2" office:value-type="string">
            <text:list xml:id="list182654066303232" text:continue-numbering="true" text:style-name="L6">
              <text:list-header>
                <text:p text:style-name="P20"/>
              </text:list-header>
            </text:list>
          </table:table-cell>
          <table:table-cell table:style-name="Tableau4.B2" office:value-type="string">
            <text:list xml:id="list182652980185412" text:continue-numbering="true" text:style-name="L6">
              <text:list-item>
                <text:p text:style-name="P20">...</text:p>
              </text:list-item>
            </text:list>
          </table:table-cell>
          <table:covered-table-cell/>
        </table:table-row>
        <table:table-row>
          <table:table-cell table:style-name="Tableau4.A2" office:value-type="string">
            <text:list xml:id="list182653766381861" text:continue-numbering="true" text:style-name="L6">
              <text:list-header>
                <text:p text:style-name="P20"/>
              </text:list-header>
            </text:list>
          </table:table-cell>
          <table:table-cell table:style-name="Tableau4.B2" office:value-type="string">
            <text:list xml:id="list182653253453124" text:continue-numbering="true" text:style-name="L6">
              <text:list-item>
                <text:p text:style-name="P20">...</text:p>
              </text:list-item>
            </text:list>
          </table:table-cell>
          <table:table-cell table:style-name="Tableau4.C4" office:value-type="string">
            <text:list xml:id="list182652774868228" text:continue-numbering="true" text:style-name="L6">
              <text:list-header>
                <text:p text:style-name="P23">Maquette 2</text:p>
              </text:list-header>
            </text:list>
          </table:table-cell>
        </table:table-row>
        <table:table-row>
          <table:table-cell table:style-name="Tableau4.A2" office:value-type="string">
            <text:list xml:id="list182652472970851" text:continue-numbering="true" text:style-name="L6">
              <text:list-item>
                <text:p text:style-name="P20">…</text:p>
              </text:list-item>
            </text:list>
          </table:table-cell>
          <table:table-cell table:style-name="Tableau4.B2" office:value-type="string">
            <text:list xml:id="list182652880346483" text:continue-numbering="true" text:style-name="L6">
              <text:list-header>
                <text:p text:style-name="P20"/>
              </text:list-header>
            </text:list>
          </table:table-cell>
          <table:table-cell table:style-name="Tableau4.C2" table:number-rows-spanned="2" office:value-type="string">
            <text:list xml:id="list182653573398904" text:continue-numbering="true" text:style-name="L6">
              <text:list-header>
                <text:p text:style-name="P23">Maquette 3</text:p>
              </text:list-header>
            </text:list>
          </table:table-cell>
        </table:table-row>
        <table:table-row>
          <table:table-cell table:style-name="Tableau4.A2" office:value-type="string">
            <text:list xml:id="list182653285317630" text:continue-numbering="true" text:style-name="L6">
              <text:list-item>
                <text:p text:style-name="P20">...</text:p>
              </text:list-item>
            </text:list>
          </table:table-cell>
          <table:table-cell table:style-name="Tableau4.B2" office:value-type="string">
            <text:list xml:id="list182652586758672" text:continue-numbering="true" text:style-name="L6">
              <text:list-header>
                <text:p text:style-name="P20"/>
              </text:list-header>
            </text:list>
          </table:table-cell>
          <table:covered-table-cell/>
        </table:table-row>
      </table:table>
      <text:list xml:id="list182653334815225" text:continue-numbering="true" text:style-name="L6">
        <text:list-item>
          <text:list>
            <text:list-item>
              <text:list>
                <text:list-item>
                  <text:list>
                    <text:list-item>
                      <text:list>
                        <text:list-item>
                          <text:h text:style-name="P10" text:outline-level="5">Enchaînements Alternatifs</text:h>
                        </text:list-item>
                      </text:list>
                    </text:list-item>
                  </text:list>
                </text:list-item>
              </text:list>
            </text:list-item>
          </text:list>
        </text:list-item>
      </text:list>
      <text:p text:style-name="Paragraphe"><text:span text:style-name="T9">A1</text:span> : <text:tab/>Nom de l’enchaînement</text:p>
      <text:p text:style-name="P2">...</text:p>
      <text:p text:style-name="Paragraphe"><text:span text:style-name="T9">A2</text:span> : <text:tab/>Nom de l’enchaînement</text:p>
      <text:p text:style-name="P2">...</text:p>
      <text:h text:style-name="Heading_20_5" text:outline-level="5"><text:soft-page-break/>Enchaînements d’Erreurs / <text:span text:style-name="T11">Exceptionnels</text:span></text:h>
      <text:p text:style-name="Paragraphe"><text:span text:style-name="T9">E1</text:span> : <text:tab/>Nature de la défaillance</text:p>
      <text:p text:style-name="Paragraphe">...</text:p>
      <text:h text:style-name="Heading_20_4" text:outline-level="4"><draw:frame draw:style-name="fr1" draw:name="Cadre15" text:anchor-type="paragraph" svg:x="1.199cm" svg:width="15cm" draw:z-index="13"><draw:text-box fo:min-height="1.713cm"><text:p text:style-name="Cadre_5f_Titre">Note</text:p><text:p text:style-name="Cadre_5f_Paragraphe">Les <text:span text:style-name="T14">enchaînements alternatifs et exceptionnels sont aussi à présenter sous forme de tableau</text:span>.</text:p></draw:text-box></draw:frame>Commentaires</text:h>
      <text:p text:style-name="Paragraphe">Comme pour la description essentielle, justifiez ici vos arbitrages concernant les différents enchaînements alternatifs et d’exception, en expliquant les critères qui les ont guidés.</text:p>
      <text:h text:style-name="Heading_20_4" text:outline-level="4">Prototypage / Maquettage</text:h>
      <text:h text:style-name="Heading_20_5" text:outline-level="5">Enchaînement Nominal</text:h>
      <text:p text:style-name="Paragraphe">Les maquettes ci-dessous permettent d’illustrer l’enchaînement nominal du cas d’utilisation qui nous occupe :</text:p>
      <text:p text:style-name="Paragraphe"><draw:frame draw:style-name="fr4" draw:name="Cadre13" text:anchor-type="paragraph" svg:x="1.199cm" svg:width="15cm" draw:z-index="2"><draw:text-box fo:min-height="1cm"><text:p text:style-name="Caption"><text:span text:style-name="T8">Figure :</text:span> <text:tab/>Maquette(s) d’interface pour l’exécution de l’enchaînement nominal.</text:p></draw:text-box></draw:frame>La difficulté de l’exercice est de veiller à conserver la cohérence entre la description réelle de l’enchaînement nominal et cette(ces) maquette(s) d’interface. En particulier, tout changement d’un côté doit entraîner une vérification, et le cas échéant une actualisation, de l’autre.</text:p>
      <text:h text:style-name="P11" text:outline-level="5">Enchaînements Alternatifs <text:span text:style-name="T11">et enchaînements d’Erreurs / Exceptionnels</text:span></text:h>
      <text:p text:style-name="Paragraphe">Décrivez ici les interfaces nécessaires à la réalisation des enchaînements alternatifs, au moins pour les plus importants, ou pour ceux qui appellent une discussion.</text:p>
      <text:p text:style-name="Paragraphe"/>
      <text:p text:style-name="Paragraphe"><draw:frame draw:style-name="fr1" draw:name="Cadre10" text:anchor-type="paragraph" svg:x="1.199cm" svg:width="15cm" draw:z-index="10"><draw:text-box fo:min-height="2cm"><text:p text:style-name="Cadre_5f_Titre">Note</text:p><text:p text:style-name="P9"><text:span text:style-name="T12">I</text:span>l existe de nombreux outils de prototypage/maquettage rapide pour les <text:s/><text:span text:style-name="T10">maquettes d’</text:span>interfaces, bon nombre d’entre eux libres et gratuits <text:span text:style-name="T2">(voir références en fin de ce document)</text:span>. <text:s/><text:span text:style-name="T12">Pour les</text:span> stades précoces des dossiers, préférez ceux donnant un aspect type « main levée », ils renforcent l’idée d’une maquette susceptible d’évoluer.</text:p></draw:text-box></draw:frame></text:p>
      <text:p text:style-name="Paragraphe"><draw:frame draw:style-name="fr2" draw:name="Cadre5" text:anchor-type="paragraph" svg:x="1.199cm" svg:width="15cm" draw:z-index="11"><draw:text-box fo:min-height="2cm"><text:p text:style-name="Cadre_5f_Titre">Aide</text:p><text:p text:style-name="P7">Si vous faites les efforts de bien détailler les messages et d’associer clairement les maquettes (une présentation par tableau telle que conseillée ci-dessus vous y aidera), le retour sur investissement vous paraîtra de façon plus claire. Ainsi, si un message et associé à plusieurs maquettes, il est probable que le message ne soit pas suffisamment détaillé. Si une seule maquette est associée à de nombreux messages, il est probable qu’il manque de maquettes.</text:p></draw:text-box></draw:frame></text:p>
      <text:h text:style-name="P29" text:outline-level="2">Diagrammes <text:span text:style-name="T10">d’Interaction</text:span></text:h>
      <text:p text:style-name="Paragraphe">Il s'agit ici de présenter de façon graphique les scénarios précédemment établis. <text:span text:style-name="T13">Ceci relève davantage du cahier des charges technique.</text:span></text:p>
      <text:p text:style-name="Paragraphe">Par exemple, un processus de développement possible consiste à représenter chaque scénario par un diagramme de séquence « système » où le système est vu comme une boîte noire dont vous n’avez pas à détailler le fonctionnement interne. Il s'agit ensuite de détailler chaque diagramme de séquence « système » en un diagramme de séquence (détaillé) ou bien en un diagramme de collaboration/communication (détaillé) selon que le temps soit une notion importante à expliciter ou pas.</text:p>
      <text:h text:style-name="Heading_20_3" text:outline-level="3">Diagrammes de Séquence « Système »</text:h>
      <text:h text:style-name="Heading_20_4" text:outline-level="4">Enchaînement Nominal</text:h>
      <text:p text:style-name="Paragraphe">Présentez ici le diagramme de séquence « système » représentant l’enchaînement nominal discuté dans la fiche de description essentielle du cas d’utilisation. Dans un diagramme de niveau « système », le système est vu comme une boîte noire dont vous n’avez pas à détailler le fonctionnement interne.</text:p>
      <text:p text:style-name="Paragraphe"><draw:frame draw:style-name="fr4" draw:name="Cadre6" text:anchor-type="paragraph" svg:x="1.199cm" svg:width="15cm" draw:z-index="4"><draw:text-box fo:min-height="1cm"><text:p text:style-name="Caption"><text:span text:style-name="T8">Figure:</text:span> <text:tab/>Diagramme de Séquence « Système » (DSS) pour l’enchaînement nominal.</text:p></draw:text-box></draw:frame>Commentez ici les points remarquables de votre diagramme, et ce qu’ils sous-tendent en termes techniques.</text:p>
      <text:h text:style-name="Heading_20_4" text:outline-level="4">Enchaînements Alternatifs et d'Erreurs / <text:span text:style-name="T11">Exceptionnels</text:span></text:h>
      <text:p text:style-name="Paragraphe">Présentez ici le(s) diagramme(s) de séquence « système » associés aux enchaînements alternatifs et d'erreurs discutés dans la fiche de description essentielle du cas d’utilisation. </text:p>
      <text:p text:style-name="P6"><draw:frame draw:style-name="fr1" draw:name="Cadre8" text:anchor-type="paragraph" svg:x="1.199cm" svg:width="15cm" draw:z-index="5"><draw:text-box fo:min-height="2cm"><text:p text:style-name="Cadre_5f_Titre">Note</text:p><text:p text:style-name="Cadre_5f_Paragraphe">Dans la pratique, tous les scénarios (alternatifs, erreurs) du cas d’utilisation ne feront pas l’objet d’un diagramme de séquence « système ». Il appartient au responsable du dossier de conception de juger de l’intérêt de les réaliser.</text:p></draw:text-box></draw:frame><draw:frame draw:style-name="fr5" draw:name="Cadre2" text:anchor-type="paragraph" svg:x="1.055cm" svg:y="2.611cm" svg:width="15cm" draw:z-index="8"><draw:text-box fo:min-height="2cm"><text:p text:style-name="Cadre_5f_Titre">Aide</text:p><text:p text:style-name="Paragraphe">Si vous avez fait l'effort de « bien » détailler complètement tous les messages échangés dans chaque scénario ainsi que toutes les informations contenues dans chaque message, alors le diagramme de séquence « système » devient une « simple » traduction graphique du scénario et son élaboration est relativement « facile ».</text:p></draw:text-box></draw:frame></text:p>
      <text:p text:style-name="Paragraphe"><draw:frame draw:style-name="fr3" draw:name="Cadre1" text:anchor-type="paragraph" svg:x="1.03cm" svg:y="0cm" svg:width="15cm" draw:z-index="7"><draw:text-box fo:min-height="2cm"><text:p text:style-name="Cadre_5f_Titre">Conseils</text:p><text:p text:style-name="Cadre_5f_Paragraphe">Il est probable que des messages récursifs (du système vers lui-même) apparaissent. Cela correspondra certainement à des envois de messages entre les objets composant ce système ; messages et objets qui seront « confirmés » dans les diagrammes de séquence et-ou de collaboration/communication ultérieurs.</text:p></draw:text-box></draw:frame></text:p>
      <text:h text:style-name="P27" text:outline-level="3">Diagrammes de Séquence <text:span text:style-name="T10">et de </text:span>Collaboration/<text:span text:style-name="T10">Communication</text:span> « Détaillés »</text:h>
      <text:p text:style-name="Paragraphe">Détaillez ici les diagrammes de séquence « système » afin que le système soit vu comme une boîte claire.</text:p>
      <text:p text:style-name="Paragraphe"><draw:frame draw:style-name="fr1" draw:name="Cadre7" text:anchor-type="paragraph" svg:x="1.199cm" svg:width="15cm" draw:z-index="0"><draw:text-box fo:min-height="2cm"><text:p text:style-name="Cadre_5f_Titre">Note</text:p><text:p text:style-name="Cadre_5f_Paragraphe">Dans la pratique, tous les diagrammes de séquence « système » ne sont pas détaillés. Il appartient au responsable du dossier de conception de juger de l’intérêt de les réaliser. </text:p></draw:text-box></draw:frame>De plus il est possible de détailler les diagrammes de séquence « système » en utilisant des diagrammes de collaboration/communication si la notion de temps ne doit pas être explicite.</text:p>
      <text:p text:style-name="Paragraphe"><draw:frame draw:style-name="fr6" draw:name="Cadre14" text:anchor-type="paragraph" svg:x="1.199cm" svg:width="15cm" draw:z-index="6"><draw:text-box fo:min-height="2cm"><text:p text:style-name="Cadre_5f_Titre">Conseils</text:p><text:p text:style-name="Cadre_5f_Paragraphe">Il y a plusieurs niveaux possibles dans la conception, ce qui renforce aussi l'idée de processus de développement itératif et incrémental tel que préconisé par/pour UML. A bas niveau, les objets en lien avec les diagrammes objets (puis diagrammes de classes) apparaîtront. </text:p></draw:text-box></draw:frame></text:p>
      <text:p text:style-name="Paragraphe"/>
      <text:p text:style-name="Paragraph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Yanone Kaffeesatz Bold" svg:font-family="'Yanone Kaffeesatz Bold'" style:font-adornments="Gras" style:font-family-generic="modern" style:font-pitch="variable"/>
    <style:font-face style:name="Yanone Kaffeesatz Light" svg:font-family="'Yanone Kaffeesatz Light'" style:font-adornments="Maigre" style:font-family-generic="modern" style:font-pitch="variable"/>
    <style:font-face style:name="Yanone Kaffeesatz Regular" svg:font-family="'Yanone Kaffeesatz Regular'" style:font-adornments="Normal" style:font-family-generic="modern" style:font-pitch="variable"/>
    <style:font-face style:name="Arial1" svg:font-family="Arial" style:font-family-generic="swiss" style:font-pitch="variable"/>
    <style:font-face style:name="Arial2"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2010000002000000020BBAE1F13B70C857A.png" xlink:type="simple" xlink:show="embed" xlink:actuate="onLoad"/>
    <draw:fill-image draw:name="Bitmap_20_2" draw:display-name="Bitmap 2" xlink:href="Pictures/10000201000000200000002001549236EB9344F3.png" xlink:type="simple" xlink:show="embed" xlink:actuate="onLoad"/>
    <draw:fill-image draw:name="Bitmap_20_3" draw:display-name="Bitmap 3" xlink:href="Pictures/100002010000002000000020EFE514E0F361B7D9.png" xlink:type="simple" xlink:show="embed" xlink:actuate="onLoad"/>
    <draw:fill-image draw:name="Bitmap_20_4" draw:display-name="Bitmap 4" xlink:href="Pictures/1000020100000020000000203DD42DE03DC81F4D.png" xlink:type="simple" xlink:show="embed" xlink:actuate="onLoad"/>
    <draw:fill-image draw:name="Bitmap_20_5" draw:display-name="Bitmap 5" xlink:href="Pictures/1000020100000020000000204708CF408E79B2B6.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left="1.6cm" fo:margin-right="0cm" fo:margin-top="0.21cm" fo:margin-bottom="0cm" loext:contextual-spacing="false" fo:text-align="justify" style:justify-single-word="false" fo:text-indent="-1.6cm" style:auto-text-indent="false" text:number-lines="false" text:line-number="0">
        <style:tab-stops/>
      </style:paragraph-properties>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Paragraphe" style:default-outline-level="3" style:class="text">
      <style:paragraph-properties fo:margin-left="0.6cm" fo:margin-right="0cm" fo:text-indent="0cm" style:auto-text-indent="false"/>
      <style:text-properties style:font-name="Yanone Kaffeesatz Bold" fo:font-family="'Yanone Kaffeesatz Bold'" style:font-style-name="Gras" style:font-family-generic="modern" style:font-pitch="variable" fo:font-size="18pt" fo:font-weight="bold" style:font-size-asian="14pt" style:font-weight-asian="bold" style:font-size-complex="14pt" style:font-weight-complex="bold"/>
    </style:style>
    <style:style style:name="Heading_20_1" style:display-name="Heading 1" style:family="paragraph" style:parent-style-name="Heading" style:next-style-name="Paragraphe" style:default-outline-level="1" style:class="text">
      <style:paragraph-properties fo:margin-left="0.6cm" fo:margin-right="0cm" fo:text-indent="0cm" style:auto-text-indent="false"/>
      <style:text-properties style:font-name="Yanone Kaffeesatz Bold" fo:font-family="'Yanone Kaffeesatz Bold'" style:font-style-name="Gras" style:font-family-generic="modern" style:font-pitch="variable" fo:font-size="24pt" fo:font-weight="bold" style:font-size-asian="115%" style:font-weight-asian="bold" style:font-size-complex="115%" style:font-weight-complex="bold"/>
    </style:style>
    <style:style style:name="Heading_20_2" style:display-name="Heading 2" style:family="paragraph" style:parent-style-name="Heading" style:next-style-name="Paragraphe" style:default-outline-level="2" style:class="text">
      <style:paragraph-properties fo:margin-left="0.6cm" fo:margin-right="0cm" fo:text-indent="0cm" style:auto-text-indent="false"/>
      <style:text-properties style:font-name="Yanone Kaffeesatz Regular" fo:font-family="'Yanone Kaffeesatz Regular'" style:font-style-name="Normal" style:font-family-generic="modern" style:font-pitch="variable" fo:font-size="24pt" fo:font-style="normal" fo:font-weight="normal"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Paragraphe" style:default-outline-level="4" style:class="text">
      <style:paragraph-properties fo:margin-left="0.6cm" fo:margin-right="0cm" fo:text-indent="0cm" style:auto-text-indent="false"/>
      <style:text-properties style:font-name="Yanone Kaffeesatz Regular" fo:font-family="'Yanone Kaffeesatz Regular'" style:font-style-name="Normal" style:font-family-generic="modern" style:font-pitch="variable" fo:font-size="16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42cm" fo:margin-bottom="0.42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10.5pt" fo:font-style="normal"/>
    </style:style>
    <style:style style:name="Header" style:family="paragraph" style:parent-style-name="Standard" style:class="extra">
      <style:paragraph-properties fo:padding="0cm" fo:border-left="none" fo:border-right="none" fo:border-top="none" fo:border-bottom="0.26pt solid #000000" style:shadow="none" text:number-lines="false" text:line-number="0">
        <style:tab-stops>
          <style:tab-stop style:position="8.124cm" style:type="center"/>
          <style:tab-stop style:position="16.251cm" style:type="right"/>
        </style:tab-stops>
      </style:paragraph-properties>
      <style:text-properties fo:font-size="9pt" style:font-size-asian="10.5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Footer" style:family="paragraph" style:parent-style-name="Standard" style:class="extra">
      <style:paragraph-properties fo:padding="0cm" fo:border-left="none" fo:border-right="none" fo:border-top="0.26pt solid #000000" fo:border-bottom="none" style:shadow="none" text:number-lines="false" text:line-number="0">
        <style:tab-stops>
          <style:tab-stop style:position="8.124cm" style:type="center"/>
          <style:tab-stop style:position="16.251cm" style:type="right"/>
        </style:tab-stops>
      </style:paragraph-properties>
      <style:text-properties fo:font-size="9pt" style:font-size-asian="10.5pt"/>
    </style:style>
    <style:style style:name="Heading_20_5" style:display-name="Heading 5" style:family="paragraph" style:parent-style-name="Heading" style:next-style-name="Paragraphe" style:default-outline-level="5" style:class="text">
      <style:paragraph-properties fo:margin-left="0.6cm" fo:margin-right="0cm" fo:text-indent="0cm" style:auto-text-indent="false" fo:padding="0cm" fo:border-left="none" fo:border-right="none" fo:border-top="none" fo:border-bottom="0.26pt solid #000000" style:shadow="none"/>
      <style:text-properties style:font-name="Yanone Kaffeesatz Bold" fo:font-family="'Yanone Kaffeesatz Bold'" style:font-style-name="Gras" style:font-family-generic="modern" style:font-pitch="variable" fo:font-size="14pt" fo:font-weight="bold" style:font-size-asian="85%" style:font-weight-asian="bold" style:font-size-complex="85%" style:font-weight-complex="bold"/>
    </style:style>
    <style:style style:name="Heading_20_6" style:display-name="Heading 6" style:family="paragraph" style:parent-style-name="Heading" style:next-style-name="Paragraphe" style:default-outline-level="6" style:class="text">
      <style:paragraph-properties fo:margin-left="0.6cm" fo:margin-right="0cm" fo:text-indent="0cm" style:auto-text-indent="false" fo:padding="0cm" fo:border="none" style:shadow="none"/>
      <style:text-properties style:font-name="Yanone Kaffeesatz Light" fo:font-family="'Yanone Kaffeesatz Light'" style:font-style-name="Maigre" style:font-family-generic="modern" style:font-pitch="variable" fo:font-size="14pt" fo:font-style="normal" fo:font-weight="250" style:font-size-asian="75%" style:font-weight-asian="bold" style:font-size-complex="75%" style:font-weight-complex="bold"/>
    </style:style>
    <style:style style:name="Cadre_5f_Paragraphe" style:display-name="Cadre_Paragraphe" style:family="paragraph" style:parent-style-name="Frame_20_contents">
      <loext:graphic-properties draw:fill="none" draw:fill-color="#99ccff"/>
      <style:paragraph-properties fo:margin-left="1.401cm" fo:margin-right="1cm" fo:margin-top="0cm" fo:margin-bottom="0cm" loext:contextual-spacing="false" fo:text-align="justify" style:justify-single-word="false" fo:text-indent="0cm" style:auto-text-indent="false" fo:background-color="transparent"/>
      <style:text-properties fo:font-size="10.5pt" fo:font-style="normal" style:font-size-asian="10.5pt"/>
    </style:style>
    <style:style style:name="Cadre_5f_Titre" style:display-name="Cadre_Titre" style:family="paragraph" style:parent-style-name="Cadre_5f_Paragraphe">
      <style:paragraph-properties fo:margin-left="1.401cm" fo:margin-right="0cm" fo:margin-top="0cm" fo:margin-bottom="0cm" loext:contextual-spacing="false" fo:text-indent="0cm" style:auto-text-indent="false"/>
      <style:text-properties fo:font-size="11pt" fo:font-weight="bold" style:font-size-asian="10.5pt"/>
    </style:style>
    <style:style style:name="Paragraphe" style:family="paragraph" style:parent-style-name="Standard">
      <style:paragraph-properties fo:margin-left="1.199cm" fo:margin-right="0cm" fo:margin-top="0cm" fo:margin-bottom="0.199cm" loext:contextual-spacing="false" fo:text-align="justify" style:justify-single-word="false" fo:text-indent="0cm" style:auto-text-indent="false" text:number-lines="true" text:line-number="0"/>
      <style:text-properties fo:font-size="10.5pt"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6.251cm" style:type="right" style:leader-style="dotted" style:leader-text="."/>
        </style:tab-stops>
      </style:paragraph-properties>
      <style:text-properties style:font-name="Arial2" fo:font-family="Arial" style:font-style-name="Normal" style:font-family-generic="swiss" style:font-pitch="variable" fo:font-size="14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254cm" style:type="right" style:leader-style="dotted" style:leader-text="."/>
        </style:tab-stops>
      </style:paragraph-properties>
      <style:text-properties fo:font-size="10.5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from-left" style:horizontal-rel="paragraph-content" fo:background-color="transparent" draw:fill="none" draw:fill-color="#99ccff"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Cadre_5f_Note" style:display-name="Cadre_Note" style:family="graphic" style:parent-style-name="Cadre_5f_">
      <style:graphic-properties svg:width="15cm" fo:min-height="2cm" text:anchor-type="paragraph" svg:x="1.199cm" fo:margin-top="0cm" fo:margin-bottom="0.4cm" style:wrap="none" style:horizontal-pos="from-left" style:horizontal-rel="paragraph" draw:fill="bitmap" draw:fill-image-name="Bitmap_20_1" style:repeat="no-repeat" draw:fill-image-ref-point="left" fo:padding="0.049cm" fo:border-left="none" fo:border-right="none" fo:border-top="0.99pt solid #808080" fo:border-bottom="0.99pt solid #808080" style:shadow="none" draw:shadow-opacity="100%">
        <style:background-image xlink:href="Pictures/100002010000002000000020BBAE1F13B70C857A.png" xlink:type="simple" xlink:actuate="onLoad" style:position="center left" style:repeat="no-repeat"/>
      </style:graphic-properties>
    </style:style>
    <style:style style:name="Cadre_5f_Conseil" style:display-name="Cadre_Conseil" style:family="graphic" style:parent-style-name="Cadre_5f_">
      <style:graphic-properties svg:width="15cm" fo:min-height="2cm" text:anchor-type="paragraph" svg:x="1.199cm" fo:margin-top="0cm" fo:margin-bottom="0.4cm" style:horizontal-pos="from-left" style:horizontal-rel="paragraph-start-margin" draw:fill="bitmap" draw:fill-image-name="Bitmap_20_2" style:repeat="no-repeat" draw:fill-image-ref-point="left" fo:padding="0.049cm" fo:border-left="none" fo:border-right="none" fo:border-top="0.99pt solid #808080" fo:border-bottom="0.99pt solid #808080" style:shadow="none" draw:shadow-opacity="100%">
        <style:background-image xlink:href="Pictures/10000201000000200000002001549236EB9344F3.png" xlink:type="simple" xlink:actuate="onLoad" style:position="center left" style:repeat="no-repeat"/>
      </style:graphic-properties>
    </style:style>
    <style:style style:name="Cadre_5f_Attention" style:display-name="Cadre_Attention" style:family="graphic" style:parent-style-name="Cadre_5f_">
      <style:graphic-properties svg:width="15cm" fo:min-height="2cm" text:anchor-type="paragraph" svg:x="1.199cm" fo:margin-top="0cm" fo:margin-bottom="0.4cm" style:horizontal-pos="from-left" style:horizontal-rel="paragraph-start-margin" draw:fill="bitmap" draw:fill-image-name="Bitmap_20_3" style:repeat="no-repeat" draw:fill-image-ref-point="left" fo:padding="0.049cm" fo:border-left="none" fo:border-right="none" fo:border-top="0.99pt solid #808080" fo:border-bottom="0.99pt solid #808080" style:shadow="none" draw:shadow-opacity="100%">
        <style:background-image xlink:href="Pictures/100002010000002000000020EFE514E0F361B7D9.png" xlink:type="simple" xlink:actuate="onLoad" style:position="center left" style:repeat="no-repeat"/>
      </style:graphic-properties>
    </style:style>
    <style:style style:name="Cadre_5f_Aide" style:display-name="Cadre_Aide" style:family="graphic" style:parent-style-name="Cadre_5f_">
      <style:graphic-properties svg:width="15cm" fo:min-height="2cm" text:anchor-type="paragraph" draw:fill="bitmap" draw:fill-image-name="Bitmap_20_4" style:repeat="no-repeat" draw:fill-image-ref-point="left" fo:padding="0.049cm" fo:border-left="none" fo:border-right="none" fo:border-top="0.99pt solid #808080" fo:border-bottom="0.99pt solid #808080" style:shadow="none" draw:shadow-opacity="100%">
        <style:background-image xlink:href="Pictures/1000020100000020000000203DD42DE03DC81F4D.png" xlink:type="simple" xlink:actuate="onLoad" style:position="center left" style:repeat="no-repeat"/>
      </style:graphic-properties>
    </style:style>
    <style:style style:name="Cadre_5f_Alerte" style:display-name="Cadre_Alerte" style:family="graphic" style:parent-style-name="Cadre_5f_">
      <style:graphic-properties svg:width="15cm" fo:min-height="2cm" text:anchor-type="paragraph" svg:y="0cm" style:vertical-pos="top" style:vertical-rel="paragraph-content" draw:fill="bitmap" draw:fill-image-name="Bitmap_20_5" style:repeat="no-repeat" draw:fill-image-ref-point="left" fo:padding="0.049cm" fo:border-left="none" fo:border-right="none" fo:border-top="0.99pt solid #808080" fo:border-bottom="0.99pt solid #808080" style:shadow="none" draw:shadow-opacity="100%">
        <style:background-image xlink:href="Pictures/1000020100000020000000204708CF408E79B2B6.png" xlink:type="simple" xlink:actuate="onLoad" style:position="center left" style:repeat="no-repeat"/>
      </style:graphic-properties>
    </style:style>
    <style:style style:name="Cadre_5f_" style:display-name="Cadre_" style:family="graphic" style:parent-style-name="Frame">
      <style:graphic-properties svg:width="15cm" fo:min-height="2cm" text:anchor-type="paragraph" svg:x="1.199cm" fo:margin-top="0.199cm" fo:margin-bottom="0.4cm" style:wrap="none"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0a9c0b"/>
    </style:style>
    <style:style style:name="MT1" style:family="text">
      <style:text-properties style:font-name="Arial"/>
    </style:style>
    <style:style style:name="MT2" style:family="text">
      <style:text-properties officeooo:rsid="00125c4f"/>
    </style:style>
    <style:style style:name="MT3" style:family="text">
      <style:text-properties officeooo:rsid="0012bacf"/>
    </style:style>
    <style:style style:name="MT4" style:family="text">
      <style:text-properties officeooo:rsid="000a9c0b"/>
    </style:style>
    <style:page-layout style:name="Mpm1">
      <style:page-layout-properties fo:page-width="21.001cm" fo:page-height="29.7cm" style:num-format="1" style:print-orientation="portrait" fo:margin-top="1.401cm" fo:margin-bottom="1.15cm" fo:margin-left="2.75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UT de Bayonne et du Pays Basque<text:tab/><text:tab/>Be<text:span text:style-name="MT1">ñ</text:span>at Dagorret – <text:span text:style-name="MT2">Christophe Marquesuzaà</text:span></text:p>
      </style:header>
      <style:footer>
        <text:p text:style-name="Footer"><text:span text:style-name="MT3">23 février 2017</text:span><text:tab/>version 0.<text:span text:style-name="MT4">7</text:span><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04T16:54:46.15</meta:creation-date>
    <dc:date>2017-02-23T18:26:51.707000000</dc:date>
    <meta:editing-duration>P2DT19H57M44S</meta:editing-duration>
    <meta:editing-cycles>972</meta:editing-cycles>
    <meta:generator>LibreOffice/5.2.5.1$Windows_x86 LibreOffice_project/0312e1a284a7d50ca85a365c316c7abbf20a4d22</meta:generator>
    <meta:print-date>2017-02-23T18:22:31.145000000</meta:print-date>
    <meta:document-statistic meta:table-count="4" meta:image-count="0" meta:object-count="0" meta:page-count="6" meta:paragraph-count="133" meta:word-count="1383" meta:character-count="9060" meta:non-whitespace-character-count="7808"/>
  </office:meta>
</office:document-meta>
</file>